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8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95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99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2.554cm" fo:min-width="7.066cm" fo:padding-top="0.152cm" fo:padding-bottom="0.152cm" fo:padding-left="0.277cm" fo:padding-right="0.2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8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63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83cm" svg:y="8.57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2.527cm" svg:y="2.673cm">
          <draw:text-box>
            <text:p>16-bit float</text:p>
          </draw:text-box>
        </draw:frame>
        <draw:frame draw:style-name="gr6" draw:text-style-name="P7" draw:layer="layout" svg:width="3.502cm" svg:height="1.673cm" svg:x="22.527cm" svg:y="5.255cm">
          <draw:text-box>
            <text:p>32-bit float</text:p>
          </draw:text-box>
        </draw:frame>
        <draw:frame draw:style-name="gr6" draw:text-style-name="P7" draw:layer="layout" svg:width="3.502cm" svg:height="1.673cm" svg:x="22.52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248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2.51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303cm" svg:y="11.1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644cm" svg:y="11.154cm">
          <text:p text:style-name="P2"><text:span text:style-name="T1">11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71cm" svg:y1="1.652cm" svg:x2="9.328cm" svg:y2="1.652cm">
          <text:p/>
        </draw:line>
        <draw:frame draw:style-name="gr9" draw:text-style-name="P7" draw:layer="layout" svg:width="3.177cm" svg:height="0.962cm" svg:x="4.635cm" svg:y="0.62cm">
          <draw:text-box>
            <text:p>Exponent</text:p>
          </draw:text-box>
        </draw:frame>
        <draw:line draw:style-name="gr8" draw:text-style-name="P9" draw:layer="layout" svg:x1="9.804cm" svg:y1="1.633cm" svg:x2="22.542cm" svg:y2="1.633cm">
          <text:p/>
        </draw:line>
        <draw:frame draw:style-name="gr10" draw:text-style-name="P7" draw:layer="layout" svg:width="3.038cm" svg:height="0.962cm" svg:x="14.725cm" svg:y="0.609cm">
          <draw:text-box>
            <text:p>Mantissa</text:p>
          </draw:text-box>
        </draw:frame>
        <draw:frame draw:style-name="gr11" draw:text-style-name="P7" draw:layer="layout" svg:width="1.768cm" svg:height="0.962cm" svg:x="1.089cm" svg:y="0.582cm">
          <draw:text-box>
            <text:p>Sign</text:p>
          </draw:text-box>
        </draw:frame>
        <draw:line draw:style-name="gr8" draw:text-style-name="P9" draw:layer="layout" svg:x1="1.265cm" svg:y1="1.652cm" svg:x2="2.54cm" svg:y2="1.65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12" draw:text-style-name="P7" draw:layer="layout" svg:width="3.601cm" svg:height="0.962cm" svg:x="2.431cm" svg:y="13.325cm">
          <draw:text-box>
            <text:p>Bit position</text:p>
          </draw:text-box>
        </draw:frame>
        <draw:line draw:style-name="gr13" draw:text-style-name="P9" draw:layer="layout" svg:x1="2.628cm" svg:y1="13.45cm" svg:x2="2.279cm" svg:y2="12.108cm">
          <text:p/>
        </draw:line>
        <draw:frame draw:style-name="gr11" draw:text-style-name="P7" draw:layer="layout" svg:width="1.056cm" svg:height="0.962cm" svg:x="7.137cm" svg:y="10.045cm">
          <draw:text-box>
            <text:p>2<text:span text:style-name="T2">1</text:span></text:p>
          </draw:text-box>
        </draw:frame>
        <draw:frame draw:style-name="gr14" draw:text-style-name="P7" draw:layer="layout" svg:width="1.56cm" svg:height="0.962cm" svg:x="21.131cm" svg:y="10.078cm">
          <draw:text-box>
            <text:p>2<text:span text:style-name="T2">-112</text:span></text:p>
          </draw:text-box>
        </draw:frame>
        <draw:frame draw:style-name="gr15" draw:text-style-name="P7" draw:layer="layout" svg:width="1.535cm" svg:height="0.962cm" svg:x="19.894cm" svg:y="10.078cm">
          <draw:text-box>
            <text:p>2<text:span text:style-name="T2">-111</text:span></text:p>
          </draw:text-box>
        </draw:frame>
        <draw:frame draw:style-name="gr11" draw:text-style-name="P7" draw:layer="layout" svg:width="1.056cm" svg:height="0.962cm" svg:x="8.437cm" svg:y="10.045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143cm" svg:y="10.045cm">
          <draw:text-box>
            <text:p>2<text:span text:style-name="T2">14</text:span></text:p>
          </draw:text-box>
        </draw:frame>
        <draw:frame draw:style-name="gr11" draw:text-style-name="P7" draw:layer="layout" svg:width="1.26cm" svg:height="0.962cm" svg:x="3.143cm" svg:y="7.488cm">
          <draw:text-box>
            <text:p>2<text:span text:style-name="T2">10</text:span></text:p>
          </draw:text-box>
        </draw:frame>
        <draw:frame draw:style-name="gr11" draw:text-style-name="P7" draw:layer="layout" svg:width="1.26cm" svg:height="0.962cm" svg:x="3.34cm" svg:y="4.978cm">
          <draw:text-box>
            <text:p>2<text:span text:style-name="T2">7</text:span></text:p>
          </draw:text-box>
        </draw:frame>
        <draw:frame draw:style-name="gr11" draw:text-style-name="P7" draw:layer="layout" svg:width="1.26cm" svg:height="0.962cm" svg:x="7.194cm" svg:y="7.493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7.493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337cm" svg:y="2.419cm">
          <draw:text-box>
            <text:p>2<text:span text:style-name="T2">4</text:span></text:p>
          </draw:text-box>
        </draw:frame>
        <draw:frame draw:style-name="gr16" draw:text-style-name="P7" draw:layer="layout" svg:width="1.26cm" svg:height="1.067cm" svg:x="4.405cm" svg:y="10.045cm">
          <draw:text-box>
            <text:p>2<text:span text:style-name="T2">13</text:span></text:p>
          </draw:text-box>
        </draw:frame>
        <draw:frame draw:style-name="gr11" draw:text-style-name="P7" draw:layer="layout" svg:width="1.26cm" svg:height="0.962cm" svg:x="4.637cm" svg:y="2.419cm">
          <draw:text-box>
            <text:p>2<text:span text:style-name="T2">3</text:span></text:p>
          </draw:text-box>
        </draw:frame>
        <draw:frame draw:style-name="gr11" draw:text-style-name="P7" draw:layer="layout" svg:width="1.26cm" svg:height="0.962cm" svg:x="5.875cm" svg:y="2.419cm">
          <draw:text-box>
            <text:p>2<text:span text:style-name="T2">2</text:span></text:p>
          </draw:text-box>
        </draw:frame>
        <draw:frame draw:style-name="gr11" draw:text-style-name="P7" draw:layer="layout" svg:width="1.26cm" svg:height="0.962cm" svg:x="7.157cm" svg:y="2.422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38cm" svg:y="2.422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4.643cm" svg:y="7.488cm">
          <draw:text-box>
            <text:p>2<text:span text:style-name="T2">9</text:span></text:p>
          </draw:text-box>
        </draw:frame>
        <draw:frame draw:style-name="gr11" draw:text-style-name="P7" draw:layer="layout" svg:width="1.26cm" svg:height="0.962cm" svg:x="4.621cm" svg:y="4.978cm">
          <draw:text-box>
            <text:p>2<text:span text:style-name="T2">6</text:span></text:p>
          </draw:text-box>
        </draw:frame>
        <draw:frame draw:style-name="gr11" draw:text-style-name="P7" draw:layer="layout" svg:width="1.26cm" svg:height="0.962cm" svg:x="7.202cm" svg:y="4.978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4.974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10.062cm" svg:y="2.422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4.965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7.508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10.046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1.319cm" svg:y="10.0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7.503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4.9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2.562cm" svg:y="2.422cm">
          <draw:text-box>
            <text:p>2<text:span text:style-name="T2">-3</text:span></text:p>
          </draw:text-box>
        </draw:frame>
        <draw:frame draw:style-name="gr11" draw:text-style-name="P7" draw:layer="layout" svg:width="1.26cm" svg:height="0.962cm" svg:x="13.824cm" svg:y="2.422cm">
          <draw:text-box>
            <text:p>2<text:span text:style-name="T2">-4</text:span></text:p>
          </draw:text-box>
        </draw:frame>
        <draw:frame draw:style-name="gr11" draw:text-style-name="P7" draw:layer="layout" svg:width="1.26cm" svg:height="0.962cm" svg:x="15.1cm" svg:y="2.422cm">
          <draw:text-box>
            <text:p>2<text:span text:style-name="T2">-5</text:span></text:p>
          </draw:text-box>
        </draw:frame>
        <draw:frame draw:style-name="gr11" draw:text-style-name="P7" draw:layer="layout" svg:width="1.26cm" svg:height="0.962cm" svg:x="16.381cm" svg:y="2.422cm">
          <draw:text-box>
            <text:p>2<text:span text:style-name="T2">-6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7.68cm" svg:y="2.422cm">
          <draw:text-box>
            <text:p>2<text:span text:style-name="T2">-7</text:span></text:p>
          </draw:text-box>
        </draw:frame>
        <draw:frame draw:style-name="gr11" draw:text-style-name="P7" draw:layer="layout" svg:width="1.26cm" svg:height="0.962cm" svg:x="18.96cm" svg:y="2.422cm">
          <draw:text-box>
            <text:p>2<text:span text:style-name="T2">-8</text:span></text:p>
          </draw:text-box>
        </draw:frame>
        <draw:frame draw:style-name="gr11" draw:text-style-name="P7" draw:layer="layout" svg:width="1.26cm" svg:height="0.962cm" svg:x="20.2cm" svg:y="2.422cm">
          <draw:text-box>
            <text:p>2<text:span text:style-name="T2">-9</text:span></text:p>
          </draw:text-box>
        </draw:frame>
        <draw:frame draw:style-name="gr6" draw:text-style-name="P7" draw:layer="layout" svg:width="1.396cm" svg:height="1.673cm" svg:x="21.272cm" svg:y="2.454cm">
          <draw:text-box>
            <text:p>2<text:span text:style-name="T2">-10</text:span></text:p>
          </draw:text-box>
        </draw:frame>
        <draw:frame draw:style-name="gr6" draw:text-style-name="P7" draw:layer="layout" svg:width="1.455cm" svg:height="1.673cm" svg:x="20.04cm" svg:y="4.962cm">
          <draw:text-box>
            <text:p>2<text:span text:style-name="T2">-22</text:span></text:p>
          </draw:text-box>
        </draw:frame>
        <draw:frame draw:style-name="gr6" draw:text-style-name="P7" draw:layer="layout" svg:width="1.455cm" svg:height="1.673cm" svg:x="21.275cm" svg:y="4.962cm">
          <draw:text-box>
            <text:p>2<text:span text:style-name="T2">-23</text:span></text:p>
          </draw:text-box>
        </draw:frame>
        <draw:custom-shape draw:style-name="gr5" draw:text-style-name="P6" draw:layer="layout" svg:width="1.27cm" svg:height="1.27cm" svg:x="21.263cm" svg:y="6.04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455cm" svg:height="1.673cm" svg:x="20.041cm" svg:y="7.523cm">
          <draw:text-box>
            <text:p>2<text:span text:style-name="T2">-51</text:span></text:p>
          </draw:text-box>
        </draw:frame>
        <draw:frame draw:style-name="gr6" draw:text-style-name="P7" draw:layer="layout" svg:width="1.455cm" svg:height="1.673cm" svg:x="21.283cm" svg:y="7.523cm">
          <draw:text-box>
            <text:p>2<text:span text:style-name="T2">-52</text:span></text:p>
          </draw:text-box>
        </draw:frame>
        <draw:frame draw:style-name="gr17" draw:text-style-name="P10" draw:layer="layout" svg:width="0.199cm" svg:height="0.47cm" svg:x="11.747cm" svg:y="14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11" draw:layer="layout" svg:width="3.275cm" svg:height="0.806cm" svg:x="4.487cm" svg:y="1.727cm">
          <draw:text-box>
            <text:p><text:span text:style-name="T1">NBE = 5 bits</text:span></text:p>
          </draw:text-box>
        </draw:frame>
        <draw:frame draw:style-name="gr18" draw:text-style-name="P11" draw:layer="layout" svg:width="3.275cm" svg:height="0.806cm" svg:x="4.507cm" svg:y="4.267cm">
          <draw:text-box>
            <text:p><text:span text:style-name="T1">NBE = 8 bits</text:span></text:p>
          </draw:text-box>
        </draw:frame>
        <draw:frame draw:style-name="gr19" draw:text-style-name="P11" draw:layer="layout" svg:width="3.512cm" svg:height="0.806cm" svg:x="4.387cm" svg:y="6.807cm">
          <draw:text-box>
            <text:p><text:span text:style-name="T1">NBE = 11 bits</text:span></text:p>
          </draw:text-box>
        </draw:frame>
        <draw:frame draw:style-name="gr20" draw:text-style-name="P11" draw:layer="layout" svg:width="3.55cm" svg:height="0.806cm" svg:x="4.363cm" svg:y="9.363cm">
          <draw:text-box>
            <text:p><text:span text:style-name="T1">NBE = 15 bits</text:span></text:p>
          </draw:text-box>
        </draw:frame>
        <draw:frame draw:style-name="gr21" draw:text-style-name="P11" draw:layer="layout" svg:width="3.63cm" svg:height="0.806cm" svg:x="14.327cm" svg:y="1.727cm">
          <draw:text-box>
            <text:p><text:span text:style-name="T1">NBM = 10 bits</text:span></text:p>
          </draw:text-box>
        </draw:frame>
        <draw:frame draw:style-name="gr21" draw:text-style-name="P11" draw:layer="layout" svg:width="3.63cm" svg:height="0.806cm" svg:x="14.347cm" svg:y="4.267cm">
          <draw:text-box>
            <text:p><text:span text:style-name="T1">NBM = 23 bits</text:span></text:p>
          </draw:text-box>
        </draw:frame>
        <draw:frame draw:style-name="gr21" draw:text-style-name="P11" draw:layer="layout" svg:width="3.63cm" svg:height="0.806cm" svg:x="14.352cm" svg:y="6.807cm">
          <draw:text-box>
            <text:p><text:span text:style-name="T1">NBM = 52 bits</text:span></text:p>
          </draw:text-box>
        </draw:frame>
        <draw:frame draw:style-name="gr22" draw:text-style-name="P11" draw:layer="layout" svg:width="3.868cm" svg:height="0.806cm" svg:x="14.229cm" svg:y="9.354cm">
          <draw:text-box>
            <text:p><text:span text:style-name="T1">NBM = 112 bits</text:span></text:p>
          </draw:text-box>
        </draw:frame>
        <draw:frame draw:style-name="gr17" draw:text-style-name="P12" draw:layer="layout" svg:width="4.26cm" svg:height="1.519cm" svg:x="8.122cm" svg:y="12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0" draw:layer="layout" svg:width="11.528cm" svg:height="1.71cm" svg:x="7.937cm" svg:y="13.8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0" draw:layer="layout" svg:width="4.117cm" svg:height="0.717cm" svg:x="14.808cm" svg:y="12.7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draw:layer="layout" svg:width="1.27cm" svg:height="1.27cm" svg:x="2.956cm" svg:y="3.49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6.017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8.557cm">
          <text:p text:style-name="P2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9cm" svg:height="1.27cm" svg:x="2.836cm" svg:y="11.137cm">
          <text:p text:style-name="P2"><text:span text:style-name="T1">126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2cm" svg:height="1.199cm" svg:x="20.422cm" svg:y="12.661cm">
          <draw:text-box>
            <text:p><text:span text:style-name="T3">NBE == number of bits in Exponent</text:span></text:p>
          </draw:text-box>
        </draw:frame>
        <draw:frame draw:style-name="gr25" draw:text-style-name="P13" draw:layer="layout" svg:width="7.199cm" svg:height="1.199cm" svg:x="20.423cm" svg:y="13.502cm">
          <draw:text-box>
            <text:p><text:span text:style-name="T3">NBM == number of bits in Mantissa</text:span></text:p>
          </draw:text-box>
        </draw:frame>
        <draw:custom-shape draw:style-name="gr26" draw:text-style-name="P14" draw:layer="layout" svg:width="7.62cm" svg:height="2.858cm" svg:x="20.002cm" svg:y="12.382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6.882cm" svg:height="0.725cm" svg:x="20.423cm" svg:y="14.327cm">
          <draw:text-box>
            <text:p><text:span text:style-name="T3">E == value of the Expon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17T17:59:54.239175374</dc:date>
    <meta:editing-duration>PT4H40M7S</meta:editing-duration>
    <meta:editing-cycles>36</meta:editing-cycles>
    <meta:generator>LibreOffice/7.2.2.2$Linux_X86_64 LibreOffice_project/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BE</mi>
              <mo stretchy="false">−</mo>
              <mn>1</mn>
            </mrow>
          </munderover>
          <msub>
            <mi>B</mi>
            <mrow>
              <mi mathvariant="italic">NBM</mi>
              <mo stretchy="false">+</mo>
              <mi>i</mi>
            </mrow>
          </msub>
        </mrow>
      </mrow>
      <msup>
        <mn>2</mn>
        <mi>i</mi>
      </msup>
    </mrow>
    <annotation encoding="StarMath 5.0">E = sum from{i=0} to{NBE-1} B_{NBM+i} 2^{i}
</annotation>
  </semantics>
</math>
</file>

<file path=Object 3/content.xml><?xml version="1.0" encoding="utf-8"?>
<math xmlns="http://www.w3.org/1998/Math/MathML" display="block">
  <semantics>
    <mrow>
      <mi mathvariant="italic">Value</mi>
      <mo stretchy="false">=</mo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S</mi>
        </msup>
        <mo stretchy="false">∗</mo>
        <mrow>
          <mo fence="true" form="prefix" stretchy="false">(</mo>
          <mrow>
            <mrow>
              <mrow>
                <mn>1.0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 mathvariant="italic">NBM</mi>
                      <mo stretchy="false">−</mo>
                      <mn>1</mn>
                    </mrow>
                  </munderover>
                  <msub>
                    <mi>B</mi>
                    <mi>i</mi>
                  </msub>
                </mrow>
              </mrow>
              <msup>
                <mn>2</mn>
                <mrow>
                  <mi>i</mi>
                  <mo stretchy="false">−</mo>
                  <mi mathvariant="italic">NBM</mi>
                </mrow>
              </msup>
            </mrow>
          </mrow>
          <mo fence="true" form="postfix" stretchy="false">)</mo>
        </mrow>
        <mo stretchy="false">∗</mo>
        <msup>
          <mn>2</mn>
          <mrow>
            <mi>E</mi>
            <mo stretchy="false">−</mo>
            <mi mathvariant="italic">Bias</mi>
          </mrow>
        </msup>
      </mrow>
    </mrow>
    <annotation encoding="StarMath 5.0">Value = (-1)^{S} * (1.0 + sum from{i=0} to{NBM-1} B_{i} 2^{i-NBM}) * 2^{E-Bias}</annotation>
  </semantics>
</math>
</file>

<file path=Object 4/content.xml><?xml version="1.0" encoding="utf-8"?>
<math xmlns="http://www.w3.org/1998/Math/MathML" display="block">
  <semantics>
    <mrow>
      <mi mathvariant="italic">Bias</mi>
      <mo stretchy="false">=</mo>
      <mrow>
        <msup>
          <mn>2</mn>
          <mrow>
            <mo fence="true" form="prefix" stretchy="false">(</mo>
            <mrow>
              <mrow>
                <mi mathvariant="italic">NBE</mi>
                <mo stretchy="false">−</mo>
                <mn>1</mn>
              </mrow>
            </mrow>
            <mo fence="true" form="postfix" stretchy="false">)</mo>
          </mrow>
        </msup>
        <mo stretchy="false">−</mo>
        <mn>1</mn>
      </mrow>
    </mrow>
    <annotation encoding="StarMath 5.0">Bias = 2^{(NBE-1)}-1</annotation>
  </semantics>
</math>
</file>